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color="#000000" draw:fill="none" draw:fill-color="#ffffff" draw:opacity="4%" draw:textarea-horizontal-align="justify" draw:textarea-vertical-align="middle" draw:auto-grow-height="false" fo:min-height="55.249cm" fo:min-width="25.789cm" draw:shadow="hidden" draw:shadow-offset-x="0.212cm" draw:shadow-offset-y="0.212cm"/>
    </style:style>
    <style:style style:name="gr2" style:family="graphic" style:parent-style-name="standard">
      <style:graphic-properties svg:stroke-color="#000000" draw:fill="none" draw:fill-color="#ffffff" draw:opacity="4%" draw:textarea-horizontal-align="justify" draw:textarea-vertical-align="middle" draw:auto-grow-height="false" fo:min-height="55.249cm" fo:min-width="7.976cm" draw:shadow="hidden" draw:shadow-offset-x="0.212cm" draw:shadow-offset-y="0.212cm"/>
    </style:style>
    <style:style style:name="gr3" style:family="graphic" style:parent-style-name="standard">
      <style:graphic-properties svg:stroke-color="#000000" draw:fill="none" draw:fill-color="#ffffff" draw:opacity="4%" draw:textarea-horizontal-align="justify" draw:textarea-vertical-align="middle" draw:auto-grow-height="false" fo:min-height="55.249cm" fo:min-width="15.756cm" draw:shadow="hidden" draw:shadow-offset-x="0.212cm" draw:shadow-offset-y="0.212cm"/>
    </style:style>
    <style:style style:name="gr4" style:family="graphic" style:parent-style-name="standard">
      <style:graphic-properties svg:stroke-color="#000000" draw:fill="none" draw:fill-color="#ffffff" draw:opacity="4%" draw:textarea-horizontal-align="justify" draw:textarea-vertical-align="middle" draw:auto-grow-height="false" fo:min-height="55.249cm" fo:min-width="10.803cm" draw:shadow="hidden" draw:shadow-offset-x="0.106cm" draw:shadow-offset-y="0.106cm"/>
    </style:style>
    <style:style style:name="gr5" style:family="graphic" style:parent-style-name="standard">
      <style:graphic-properties draw:stroke="solid" svg:stroke-color="#000000" draw:fill="none" draw:fill-color="#ffffff" draw:textarea-horizontal-align="justify" draw:textarea-vertical-align="middle" draw:auto-grow-height="false" fo:min-height="0.512cm" fo:min-width="25.789cm" draw:shadow="hidden"/>
    </style:style>
    <style:style style:name="gr6" style:family="graphic" style:parent-style-name="standard">
      <style:graphic-properties draw:stroke="solid" svg:stroke-color="#000000" draw:fill="none" draw:fill-color="#ffffff" draw:textarea-horizontal-align="justify" draw:textarea-vertical-align="middle" draw:auto-grow-height="false" fo:min-height="0.512cm" fo:min-width="8.009cm" draw:shadow="hidden"/>
    </style:style>
    <style:style style:name="gr7" style:family="graphic" style:parent-style-name="standard">
      <style:graphic-properties draw:stroke="solid" svg:stroke-color="#000000" draw:fill="none" draw:fill-color="#ffffff" draw:textarea-horizontal-align="justify" draw:textarea-vertical-align="middle" draw:auto-grow-height="false" fo:min-height="0.512cm" fo:min-width="15.756cm" draw:shadow="hidden"/>
    </style:style>
    <style:style style:name="gr8" style:family="graphic" style:parent-style-name="standard">
      <style:graphic-properties draw:stroke="solid" svg:stroke-color="#000000" draw:fill="none" draw:fill-color="#ffffff" draw:textarea-horizontal-align="justify" draw:textarea-vertical-align="middle" draw:auto-grow-height="false" fo:min-height="0.512cm" fo:min-width="10.803cm" draw:shadow="hidden"/>
    </style:style>
    <style:style style:name="gr9" style:family="graphic" style:parent-style-name="standard">
      <style:graphic-properties svg:stroke-color="#000000" draw:fill-color="#0084d1" draw:textarea-horizontal-align="justify" draw:textarea-vertical-align="middle" draw:auto-grow-height="false" fo:min-height="0.668cm" fo:min-width="4.228cm"/>
    </style:style>
    <style:style style:name="gr10" style:family="graphic" style:parent-style-name="objectwithoutfill">
      <style:graphic-properties draw:stroke="dash" draw:stroke-dash="Dashed_20__28_var_29_" draw:textarea-vertical-align="middle" draw:auto-grow-height="false" fo:min-height="0.648cm" fo:min-width="0.398cm"/>
    </style:style>
    <style:style style:name="gr11" style:family="graphic" style:parent-style-name="objectwithoutfill">
      <style:graphic-properties draw:fill-color="#c0c0c0" draw:textarea-vertical-align="middle" draw:auto-grow-height="false" fo:min-height="0.648cm" fo:min-width="0.398cm"/>
    </style:style>
    <style:style style:name="gr12" style:family="graphic" style:parent-style-name="objectwithoutfill">
      <style:graphic-properties draw:textarea-vertical-align="middle" draw:auto-grow-height="false" fo:min-height="0.648cm" fo:min-width="0.398cm"/>
    </style:style>
    <style:style style:name="gr13" style:family="graphic" style:parent-style-name="objectwithoutfill">
      <style:graphic-properties draw:fill="solid" draw:textarea-vertical-align="middle"/>
    </style:style>
    <style:style style:name="gr14" style:family="graphic" style:parent-style-name="objectwithoutfill">
      <style:graphic-properties draw:marker-end="Arrow" draw:marker-end-width="0.3cm" draw:fill="solid" draw:textarea-vertical-align="middle"/>
    </style:style>
    <style:style style:name="gr15" style:family="graphic" style:parent-style-name="standard">
      <style:graphic-properties svg:stroke-color="#000000" draw:fill="solid" draw:fill-color="#ff950e" draw:textarea-horizontal-align="justify" draw:textarea-vertical-align="middle" draw:auto-grow-height="false" fo:min-height="0.766cm" fo:min-width="5.596cm"/>
    </style:style>
    <style:style style:name="gr16" style:family="graphic" style:parent-style-name="standard">
      <style:graphic-properties svg:stroke-color="#000000" draw:fill-color="#0084d1" draw:textarea-horizontal-align="justify" draw:textarea-vertical-align="middle" draw:auto-grow-height="false" fo:min-height="0.668cm" fo:min-width="5.498cm"/>
    </style:style>
    <style:style style:name="gr17" style:family="graphic" style:parent-style-name="standard">
      <style:graphic-properties svg:stroke-color="#000000" draw:fill="solid" draw:fill-color="#ffd320" draw:textarea-horizontal-align="justify" draw:textarea-vertical-align="middle" draw:auto-grow-height="false" fo:min-height="0.766cm" fo:min-width="5.596cm"/>
    </style:style>
    <style:style style:name="gr18" style:family="graphic" style:parent-style-name="standard">
      <style:graphic-properties svg:stroke-color="#000000" draw:fill="solid" draw:fill-color="#aecf00" draw:textarea-horizontal-align="justify" draw:textarea-vertical-align="middle" draw:auto-grow-height="false" fo:min-height="0.766cm" fo:min-width="5.596cm"/>
    </style:style>
    <style:style style:name="gr19" style:family="graphic" style:parent-style-name="objectwithoutfill">
      <style:graphic-properties draw:stroke="dash" draw:stroke-dash="Dashed_20__28_var_29_" draw:fill="solid" draw:textarea-vertical-align="middle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894cm" fo:min-width="37.093cm"/>
    </style:style>
    <style:style style:name="P1" style:family="paragraph">
      <loext:graphic-properties draw:fill="none" draw:fill-color="#ffffff" draw:opacity="4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0084d1"/>
      <style:paragraph-properties fo:text-align="center"/>
      <style:text-properties fo:color="#ffffff"/>
    </style:style>
    <style:style style:name="P5" style:family="paragraph">
      <loext:graphic-properties draw:fill-color="#c0c0c0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solid" draw:fill-color="#ff950e"/>
      <style:paragraph-properties fo:text-align="center"/>
    </style:style>
    <style:style style:name="P8" style:family="paragraph">
      <loext:graphic-properties draw:fill="solid" draw:fill-color="#ffd320"/>
      <style:paragraph-properties fo:text-align="center"/>
    </style:style>
    <style:style style:name="P9" style:family="paragraph">
      <loext:graphic-properties draw:fill="solid" draw:fill-color="#aecf00"/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18pt" style:font-size-asian="32pt" style:font-size-complex="32pt"/>
    </style:style>
    <style:style style:name="T1" style:family="text">
      <style:text-properties fo:color="#ffffff"/>
    </style:style>
    <style:style style:name="T2" style:family="text">
      <style:text-properties fo:font-size="18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289cm" svg:height="55.499cm" svg:x="2.397cm" svg:y="2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476cm" svg:height="55.499cm" svg:x="28.94cm" svg:y="2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6.256cm" svg:height="55.499cm" svg:x="37.67cm" svg:y="2.7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1.303cm" svg:height="55.499cm" svg:x="54.18cm" svg:y="2.7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6.289cm" svg:height="0.762cm" svg:x="2.397cm" svg:y="1.889cm">
          <text:p text:style-name="P2">dev/(feature|integration|fix|chore|doc|issue)/&lt;name&gt;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8.509cm" svg:height="0.762cm" svg:x="28.907cm" svg:y="1.889cm">
          <text:p text:style-name="P2">master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6.256cm" svg:height="0.762cm" svg:x="37.67cm" svg:y="1.889cm">
          <text:p text:style-name="P2">release branch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1.303cm" svg:height="0.762cm" svg:x="54.18cm" svg:y="1.889cm">
          <text:p text:style-name="P2">production bugfixing branches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826cm" svg:height="1.016cm" svg:x="30.972cm" svg:y="4.937cm">
          <text:p text:style-name="P2"><text:span text:style-name="T1">m</text:span><text:span text:style-name="T1">a</text:span><text:span text:style-name="T1">s</text:span><text:span text:style-name="T1">t</text:span><text:span text:style-name="T1">e</text:span><text:span text:style-name="T1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1" draw:id="id1" draw:layer="layout" svg:width="1.27cm" svg:height="1.27cm" svg:x="32.758cm" svg:y="7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2" draw:id="id2" draw:layer="layout" svg:width="1.27cm" svg:height="1.27cm" svg:x="32.758cm" svg:y="9.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3" draw:id="id3" draw:layer="layout" svg:width="1.27cm" svg:height="1.27cm" svg:x="32.758cm" svg:y="12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6" draw:layer="layout" draw:type="line" svg:x1="33.393cm" svg:y1="8.62cm" svg:x2="33.393cm" svg:y2="9.89cm" draw:start-shape="id1" draw:start-glue-point="8" draw:end-shape="id2" draw:end-glue-point="4" svg:d="M33393 8620v1270" svg:viewBox="0 0 1 1271">
          <text:p/>
        </draw:connector>
        <draw:connector draw:style-name="gr13" draw:text-style-name="P6" draw:layer="layout" draw:type="line" svg:x1="33.393cm" svg:y1="11.16cm" svg:x2="33.393cm" svg:y2="12.43cm" draw:start-shape="id2" draw:start-glue-point="8" draw:end-shape="id3" draw:end-glue-point="4" svg:d="M33393 11160v1270" svg:viewBox="0 0 1 1271">
          <text:p/>
        </draw:connector>
        <draw:connector draw:style-name="gr14" draw:text-style-name="P6" draw:layer="layout" draw:type="curve" svg:x1="32.944cm" svg:y1="10.974cm" svg:x2="15.605cm" svg:y2="14.97cm" draw:start-shape="id2" draw:start-glue-point="7" draw:end-shape="id4" draw:end-glue-point="4" svg:d="M32944 10974c0 3136-17339 1139-17339 3996" svg:viewBox="0 0 17340 3997">
          <text:p/>
        </draw:connector>
        <draw:custom-shape draw:style-name="gr15" draw:text-style-name="P7" draw:layer="layout" svg:width="6.096cm" svg:height="1.016cm" svg:x="41.48cm" svg:y="12.557cm">
          <text:p text:style-name="P2">1.0.0-alpha.1</text:p>
          <draw:enhanced-geometry svg:viewBox="0 0 21600 21600" draw:mirror-horizontal="true" draw:text-areas="0 0 21600 21600" draw:type="chevron" draw:modifiers="19577.103493521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5" xml:id="id5" draw:id="id5" draw:layer="layout" svg:width="1.27cm" svg:height="1.27cm" svg:x="40.091cm" svg:y="12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6" draw:id="id6" draw:layer="layout" svg:width="1.27cm" svg:height="1.27cm" svg:x="40.091cm" svg:y="14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6" draw:layer="layout" draw:type="line" svg:x1="40.726cm" svg:y1="13.7cm" svg:x2="40.726cm" svg:y2="14.97cm" draw:start-shape="id5" draw:start-glue-point="8" draw:end-shape="id6" draw:end-glue-point="4" svg:d="M40726 13700v1270" svg:viewBox="0 0 1 1271">
          <text:p/>
        </draw:connector>
        <draw:connector draw:style-name="gr14" draw:text-style-name="P6" draw:layer="layout" draw:type="curve" svg:x1="34.028cm" svg:y1="10.525cm" svg:x2="40.726cm" svg:y2="12.43cm" draw:start-shape="id2" draw:start-glue-point="10" draw:end-shape="id5" draw:end-glue-point="4" svg:d="M34028 10525c4466 0 6698 635 6698 1905" svg:viewBox="0 0 6699 1906">
          <text:p/>
        </draw:connector>
        <draw:custom-shape draw:style-name="gr9" draw:text-style-name="P4" draw:layer="layout" svg:width="4.826cm" svg:height="1.016cm" svg:x="38.305cm" svg:y="10.017cm">
          <text:p text:style-name="P2"><text:span text:style-name="T1">r</text:span><text:span text:style-name="T1">e</text:span><text:span text:style-name="T1">l</text:span><text:span text:style-name="T1">e</text:span><text:span text:style-name="T1">a</text:span><text:span text:style-name="T1">s</text:span><text:span text:style-name="T1">e</text:span><text:span text:style-name="T1">/</text:span><text:span text:style-name="T1">1</text:span><text:span text:style-name="T1">.</text:span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4.826cm" svg:height="1.016cm" svg:x="13.319cm" svg:y="12.557cm">
          <text:p text:style-name="P2"><text:span text:style-name="T1">dev/issue/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6" draw:layer="layout" draw:type="curve" svg:x1="32.944cm" svg:y1="8.434cm" svg:x2="9.255cm" svg:y2="12.43cm" draw:start-shape="id1" draw:start-glue-point="7" draw:end-shape="id7" draw:end-glue-point="4" svg:d="M32944 8434c0 3136-23689 1139-23689 3996" svg:viewBox="0 0 23690 3997">
          <text:p/>
        </draw:connector>
        <draw:custom-shape draw:style-name="gr12" draw:text-style-name="P2" draw:layer="layout" svg:width="1.27cm" svg:height="1.27cm" svg:x="32.75cm" svg:y="25.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4" draw:id="id4" draw:layer="layout" svg:width="1.27cm" svg:height="1.27cm" svg:x="14.97cm" svg:y="14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8" draw:id="id8" draw:layer="layout" svg:width="1.27cm" svg:height="1.27cm" svg:x="14.97cm" svg:y="17.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6" draw:layer="layout" draw:type="line" svg:x1="15.605cm" svg:y1="16.24cm" svg:x2="15.605cm" svg:y2="17.51cm" draw:start-shape="id4" draw:start-glue-point="8" draw:end-shape="id8" draw:end-glue-point="4" svg:d="M15605 16240v1270" svg:viewBox="0 0 1 1271">
          <text:p/>
        </draw:connector>
        <draw:custom-shape draw:style-name="gr11" draw:text-style-name="P5" xml:id="id9" draw:id="id9" draw:layer="layout" svg:width="1.27cm" svg:height="1.27cm" svg:x="14.97cm" svg:y="20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10" draw:id="id10" draw:layer="layout" svg:width="1.27cm" svg:height="1.27cm" svg:x="14.97cm" svg:y="22.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6" draw:layer="layout" draw:type="line" svg:x1="15.605cm" svg:y1="21.32cm" svg:x2="15.605cm" svg:y2="22.59cm" draw:start-shape="id9" draw:start-glue-point="8" draw:end-shape="id10" draw:end-glue-point="4" svg:d="M15605 21320v1270" svg:viewBox="0 0 1 1271">
          <text:p/>
        </draw:connector>
        <draw:connector draw:style-name="gr13" draw:text-style-name="P6" draw:layer="layout" draw:type="line" svg:x1="15.605cm" svg:y1="18.78cm" svg:x2="15.605cm" svg:y2="20.05cm" draw:start-shape="id8" draw:start-glue-point="8" draw:end-shape="id9" draw:end-glue-point="4" svg:d="M15605 18780v1270" svg:viewBox="0 0 1 1271">
          <text:p/>
        </draw:connector>
        <draw:custom-shape draw:style-name="gr12" draw:text-style-name="P2" xml:id="id11" draw:id="id11" draw:layer="layout" svg:width="1.27cm" svg:height="1.27cm" svg:x="8.62cm" svg:y="12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12" draw:id="id12" draw:layer="layout" svg:width="1.27cm" svg:height="1.27cm" svg:x="8.62cm" svg:y="14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6" draw:layer="layout" draw:type="line" svg:x1="9.255cm" svg:y1="13.7cm" svg:x2="9.255cm" svg:y2="14.97cm" draw:start-shape="id11" draw:start-glue-point="8" draw:end-shape="id12" draw:end-glue-point="4" svg:d="M9255 13700v1270" svg:viewBox="0 0 1 1271">
          <text:p/>
        </draw:connector>
        <draw:custom-shape draw:style-name="gr12" draw:text-style-name="P2" xml:id="id13" draw:id="id13" draw:layer="layout" svg:width="1.27cm" svg:height="1.27cm" svg:x="8.62cm" svg:y="17.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14" draw:id="id14" draw:layer="layout" svg:width="1.27cm" svg:height="1.27cm" svg:x="8.62cm" svg:y="20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6" draw:layer="layout" draw:type="line" svg:x1="9.255cm" svg:y1="18.78cm" svg:x2="9.255cm" svg:y2="20.05cm" draw:start-shape="id13" draw:start-glue-point="8" draw:end-shape="id14" draw:end-glue-point="4" svg:d="M9255 18780v1270" svg:viewBox="0 0 1 1271">
          <text:p/>
        </draw:connector>
        <draw:connector draw:style-name="gr13" draw:text-style-name="P6" draw:layer="layout" draw:type="line" svg:x1="9.255cm" svg:y1="16.24cm" svg:x2="9.255cm" svg:y2="17.51cm" draw:start-shape="id12" draw:start-glue-point="8" draw:end-shape="id13" draw:end-glue-point="4" svg:d="M9255 16240v1270" svg:viewBox="0 0 1 1271">
          <text:p/>
        </draw:connector>
        <draw:custom-shape draw:style-name="gr11" draw:text-style-name="P5" xml:id="id7" draw:id="id7" draw:layer="layout" svg:width="1.27cm" svg:height="1.27cm" svg:x="8.62cm" svg:y="12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15" draw:id="id15" draw:layer="layout" svg:width="1.27cm" svg:height="1.27cm" svg:x="8.62cm" svg:y="14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6" draw:layer="layout" draw:type="line" svg:x1="9.255cm" svg:y1="13.7cm" svg:x2="9.255cm" svg:y2="14.97cm" draw:start-shape="id7" draw:start-glue-point="8" draw:end-shape="id15" draw:end-glue-point="4" svg:d="M9255 13700v1270" svg:viewBox="0 0 1 1271">
          <text:p/>
        </draw:connector>
        <draw:custom-shape draw:style-name="gr11" draw:text-style-name="P5" xml:id="id16" draw:id="id16" draw:layer="layout" svg:width="1.27cm" svg:height="1.27cm" svg:x="8.62cm" svg:y="17.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17" draw:id="id17" draw:layer="layout" svg:width="1.27cm" svg:height="1.27cm" svg:x="8.62cm" svg:y="20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6" draw:layer="layout" draw:type="line" svg:x1="9.255cm" svg:y1="18.78cm" svg:x2="9.255cm" svg:y2="20.05cm" draw:start-shape="id16" draw:start-glue-point="8" draw:end-shape="id17" draw:end-glue-point="4" svg:d="M9255 18780v1270" svg:viewBox="0 0 1 1271">
          <text:p/>
        </draw:connector>
        <draw:custom-shape draw:style-name="gr11" draw:text-style-name="P5" xml:id="id22" draw:id="id22" draw:layer="layout" svg:width="1.27cm" svg:height="1.27cm" svg:x="32.758cm" svg:y="12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19" draw:id="id19" draw:layer="layout" svg:width="1.27cm" svg:height="1.27cm" svg:x="32.75cm" svg:y="25.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6" draw:layer="layout" draw:type="line" svg:x1="33.385cm" svg:y1="19.415cm" svg:x2="33.385cm" svg:y2="25.13cm" draw:start-shape="id18" draw:start-glue-point="8" draw:end-shape="id19" draw:end-glue-point="4" svg:d="M33385 19415v5715" svg:viewBox="0 0 1 5716">
          <text:p/>
        </draw:connector>
        <draw:custom-shape draw:style-name="gr11" draw:text-style-name="P5" xml:id="id20" draw:id="id20" draw:layer="layout" svg:width="1.27cm" svg:height="1.27cm" svg:x="32.75cm" svg:y="27.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21" draw:id="id21" draw:layer="layout" svg:width="1.27cm" svg:height="1.27cm" svg:x="32.75cm" svg:y="30.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6" draw:layer="layout" draw:type="line" svg:x1="33.385cm" svg:y1="28.94cm" svg:x2="33.385cm" svg:y2="30.21cm" draw:start-shape="id20" draw:start-glue-point="8" draw:end-shape="id21" draw:end-glue-point="4" svg:d="M33385 28940v1270" svg:viewBox="0 0 1 1271">
          <text:p/>
        </draw:connector>
        <draw:custom-shape draw:style-name="gr11" draw:text-style-name="P5" xml:id="id23" draw:id="id23" draw:layer="layout" svg:width="1.27cm" svg:height="1.27cm" svg:x="32.75cm" svg:y="32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18" draw:id="id18" draw:layer="layout" svg:width="1.27cm" svg:height="1.27cm" svg:x="32.75cm" svg:y="18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6" draw:layer="layout" draw:type="line" svg:x1="33.393cm" svg:y1="13.7cm" svg:x2="33.385cm" svg:y2="18.145cm" draw:start-shape="id22" draw:start-glue-point="8" draw:end-shape="id18" draw:end-glue-point="4" svg:d="M33393 13700l-8 4445" svg:viewBox="0 0 9 4446">
          <text:p/>
        </draw:connector>
        <draw:connector draw:style-name="gr13" draw:text-style-name="P6" draw:layer="layout" draw:type="line" svg:x1="33.385cm" svg:y1="31.48cm" svg:x2="33.385cm" svg:y2="32.75cm" draw:start-shape="id21" draw:start-glue-point="8" draw:end-shape="id23" draw:end-glue-point="4" svg:d="M33385 31480v1270" svg:viewBox="0 0 1 1271">
          <text:p/>
        </draw:connector>
        <draw:connector draw:style-name="gr13" draw:text-style-name="P6" draw:layer="layout" draw:type="line" svg:x1="33.385cm" svg:y1="26.4cm" svg:x2="33.385cm" svg:y2="27.67cm" draw:start-shape="id19" draw:start-glue-point="8" draw:end-shape="id20" draw:end-glue-point="4" svg:d="M33385 26400v1270" svg:viewBox="0 0 1 1271">
          <text:p/>
        </draw:connector>
        <draw:custom-shape draw:style-name="gr16" draw:text-style-name="P4" draw:layer="layout" svg:width="6.096cm" svg:height="1.016cm" svg:x="6.207cm" svg:y="10.017cm">
          <text:p text:style-name="P2"><text:span text:style-name="T1">dev/feature/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xml:id="id24" draw:id="id24" draw:layer="layout" svg:width="1.27cm" svg:height="1.27cm" svg:x="40.083cm" svg:y="17.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25" draw:id="id25" draw:layer="layout" svg:width="1.27cm" svg:height="1.27cm" svg:x="40.083cm" svg:y="20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6" draw:layer="layout" draw:type="line" svg:x1="40.718cm" svg:y1="18.78cm" svg:x2="40.718cm" svg:y2="20.05cm" draw:start-shape="id24" draw:start-glue-point="8" draw:end-shape="id25" draw:end-glue-point="4" svg:d="M40718 18780v1270" svg:viewBox="0 0 1 1271">
          <text:p/>
        </draw:connector>
        <draw:custom-shape draw:style-name="gr11" draw:text-style-name="P5" xml:id="id26" draw:id="id26" draw:layer="layout" svg:width="1.27cm" svg:height="1.27cm" svg:x="40.083cm" svg:y="28.3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27" draw:id="id27" draw:layer="layout" svg:width="1.27cm" svg:height="1.27cm" svg:x="40.083cm" svg:y="37.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6" draw:layer="layout" draw:type="line" svg:x1="40.718cm" svg:y1="29.575cm" svg:x2="40.718cm" svg:y2="37.83cm" draw:start-shape="id26" draw:start-glue-point="8" draw:end-shape="id27" draw:end-glue-point="4" svg:d="M40718 29575v8255" svg:viewBox="0 0 1 8256">
          <text:p/>
        </draw:connector>
        <draw:connector draw:style-name="gr13" draw:text-style-name="P6" draw:layer="layout" draw:type="line" svg:x1="40.718cm" svg:y1="21.32cm" svg:x2="40.718cm" svg:y2="28.305cm" draw:start-shape="id25" draw:start-glue-point="8" draw:end-shape="id26" draw:end-glue-point="4" svg:d="M40718 21320v6985" svg:viewBox="0 0 1 6986">
          <text:p/>
        </draw:connector>
        <draw:connector draw:style-name="gr13" draw:text-style-name="P6" draw:layer="layout" draw:type="line" svg:x1="40.726cm" svg:y1="16.24cm" svg:x2="40.718cm" svg:y2="17.51cm" draw:start-shape="id6" draw:start-glue-point="8" draw:end-shape="id24" draw:end-glue-point="4" svg:d="M40726 16240l-8 1270" svg:viewBox="0 0 9 1271">
          <text:p/>
        </draw:connector>
        <draw:custom-shape draw:style-name="gr15" draw:text-style-name="P7" draw:layer="layout" svg:width="6.096cm" svg:height="1.016cm" svg:x="41.488cm" svg:y="15.097cm">
          <text:p text:style-name="P2">1.0.0-alpha.2</text:p>
          <draw:enhanced-geometry svg:viewBox="0 0 21600 21600" draw:mirror-horizontal="true" draw:text-areas="0 0 21600 21600" draw:type="chevron" draw:modifiers="19577.103493521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7" draw:text-style-name="P8" draw:layer="layout" svg:width="6.096cm" svg:height="1.016cm" svg:x="41.48cm" svg:y="20.177cm">
          <text:p text:style-name="P2">1.0.0-beta.1</text:p>
          <draw:enhanced-geometry svg:viewBox="0 0 21600 21600" draw:mirror-horizontal="true" draw:text-areas="0 0 21600 21600" draw:type="chevron" draw:modifiers="19577.103493521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8" draw:text-style-name="P9" draw:layer="layout" svg:width="6.096cm" svg:height="1.016cm" svg:x="47.195cm" svg:y="20.177cm">
          <text:p text:style-name="P2">1.0.0</text:p>
          <draw:enhanced-geometry svg:viewBox="0 0 21600 21600" draw:mirror-horizontal="true" draw:text-areas="0 0 21600 21600" draw:type="chevron" draw:modifiers="19577.103493521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14" draw:text-style-name="P6" draw:layer="layout" draw:type="curve" svg:x1="40.083cm" svg:y1="20.685cm" svg:x2="34.02cm" svg:y2="28.305cm" draw:start-shape="id25" draw:start-glue-point="6" draw:end-shape="id20" draw:end-glue-point="10" svg:d="M40083 20685c-4546 0-1515 7620-6063 7620" svg:viewBox="0 0 6064 7621">
          <text:p/>
        </draw:connector>
        <draw:connector draw:style-name="gr14" draw:text-style-name="P6" draw:layer="layout" draw:type="curve" svg:x1="15.605cm" svg:y1="23.86cm" svg:x2="32.75cm" svg:y2="25.765cm" draw:start-shape="id10" draw:start-glue-point="8" draw:end-shape="id19" draw:end-glue-point="6" svg:d="M15605 23860c0 1270 5715 1905 17145 1905" svg:viewBox="0 0 17146 1906">
          <text:p/>
        </draw:connector>
        <draw:connector draw:style-name="gr14" draw:text-style-name="P6" draw:layer="layout" draw:type="curve" svg:x1="9.255cm" svg:y1="21.32cm" svg:x2="32.936cm" svg:y2="32.936cm" draw:start-shape="id17" draw:start-glue-point="8" draw:end-shape="id23" draw:end-glue-point="5" svg:d="M9255 21320c0 8572 23681 2765 23681 11616" svg:viewBox="0 0 23682 11617">
          <text:p/>
        </draw:connector>
        <draw:custom-shape draw:style-name="gr9" draw:text-style-name="P4" draw:layer="layout" svg:width="4.826cm" svg:height="1.016cm" svg:x="54.942cm" svg:y="22.717cm">
          <text:p text:style-name="P2"><text:span text:style-name="T1">p</text:span><text:span text:style-name="T1">r</text:span><text:span text:style-name="T1">o</text:span><text:span text:style-name="T1">d</text:span><text:span text:style-name="T1">/</text:span><text:span text:style-name="T1">is</text:span><text:span text:style-name="T1">s</text:span><text:span text:style-name="T1">u</text:span><text:span text:style-name="T1">e</text:span><text:span text:style-name="T1">/</text:span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xml:id="id28" draw:id="id28" draw:layer="layout" svg:width="1.27cm" svg:height="1.27cm" svg:x="56.593cm" svg:y="25.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29" draw:id="id29" draw:layer="layout" svg:width="1.27cm" svg:height="1.27cm" svg:x="56.593cm" svg:y="27.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6" draw:layer="layout" draw:type="line" svg:x1="57.228cm" svg:y1="26.4cm" svg:x2="57.228cm" svg:y2="27.67cm" draw:start-shape="id28" draw:start-glue-point="8" draw:end-shape="id29" draw:end-glue-point="4" svg:d="M57228 26400v1270" svg:viewBox="0 0 1 1271">
          <text:p/>
        </draw:connector>
        <draw:custom-shape draw:style-name="gr11" draw:text-style-name="P5" xml:id="id30" draw:id="id30" draw:layer="layout" svg:width="1.27cm" svg:height="1.27cm" svg:x="56.593cm" svg:y="30.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31" draw:id="id31" draw:layer="layout" svg:width="1.27cm" svg:height="1.27cm" svg:x="56.593cm" svg:y="32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6" draw:layer="layout" draw:type="line" svg:x1="57.228cm" svg:y1="31.48cm" svg:x2="57.228cm" svg:y2="32.75cm" draw:start-shape="id30" draw:start-glue-point="8" draw:end-shape="id31" draw:end-glue-point="4" svg:d="M57228 31480v1270" svg:viewBox="0 0 1 1271">
          <text:p/>
        </draw:connector>
        <draw:connector draw:style-name="gr13" draw:text-style-name="P6" draw:layer="layout" draw:type="line" svg:x1="57.228cm" svg:y1="28.94cm" svg:x2="57.228cm" svg:y2="30.21cm" draw:start-shape="id29" draw:start-glue-point="8" draw:end-shape="id30" draw:end-glue-point="4" svg:d="M57228 28940v1270" svg:viewBox="0 0 1 1271">
          <text:p/>
        </draw:connector>
        <draw:connector draw:style-name="gr14" draw:text-style-name="P6" draw:layer="layout" draw:type="curve" svg:x1="41.167cm" svg:y1="21.134cm" svg:x2="57.228cm" svg:y2="25.13cm" draw:start-shape="id25" draw:start-glue-point="9" draw:end-shape="id28" draw:end-glue-point="4" svg:d="M41167 21134c0 3136 16061 1139 16061 3996" svg:viewBox="0 0 16062 3997">
          <text:p/>
        </draw:connector>
        <draw:g>
          <draw:polyline draw:style-name="gr19" draw:text-style-name="P6" draw:layer="layout" svg:width="2.539cm" svg:height="0cm" svg:x="1cm" svg:y="-0.524cm" svg:viewBox="0 0 2540 0" draw:points="0,0 1270,0 2540,0">
            <text:p/>
          </draw:polyline>
          <draw:polyline draw:style-name="gr19" draw:text-style-name="P6" draw:layer="layout" svg:width="2.539cm" svg:height="0cm" svg:x="1cm" svg:y="-0.27cm" svg:viewBox="0 0 2540 0" draw:points="0,0 1270,0 2540,0">
            <text:p/>
          </draw:polyline>
        </draw:g>
        <draw:connector draw:style-name="gr14" draw:text-style-name="P6" draw:layer="layout" draw:type="curve" svg:x1="57.228cm" svg:y1="34.02cm" svg:x2="41.167cm" svg:y2="38.016cm" draw:start-shape="id31" draw:start-glue-point="8" draw:end-shape="id27" draw:end-glue-point="11" svg:d="M57228 34020c0 2857-16061 860-16061 3996" svg:viewBox="0 0 16062 3997">
          <text:p/>
        </draw:connector>
        <draw:custom-shape draw:style-name="gr20" draw:text-style-name="P10" draw:layer="layout" svg:width="37.592cm" svg:height="1.143cm" draw:transform="rotate (-1.5707963267949) translate (2.143cm 2.778cm)">
          <text:p text:style-name="P2"><text:span text:style-name="T2">ti</text:span><text:span text:style-name="T2">m</text:span><text:span text:style-name="T2">e</text:span></text:p>
          <draw:enhanced-geometry svg:viewBox="0 0 21600 21600" draw:text-areas="0 0 21600 21600" draw:type="chevron" draw:modifiers="21220.780464448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26.289cm" svg:height="0.762cm" svg:x="2.397cm" svg:y="1cm">
          <text:p text:style-name="P2">development of individual parts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8.509cm" svg:height="0.762cm" svg:x="28.907cm" svg:y="1cm">
          <text:p text:style-name="P2">main development branch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6.256cm" svg:height="0.762cm" svg:x="37.67cm" svg:y="1cm">
          <text:p text:style-name="P2">release/&lt;major&gt;.&lt;minor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1.303cm" svg:height="0.762cm" svg:x="54.18cm" svg:y="1cm">
          <text:p text:style-name="P2">prod/(fix|chore|doc|issue)/&lt;name&gt;</text:p>
          <draw:enhanced-geometry svg:viewBox="0 0 21600 21600" draw:type="rectangle" draw:enhanced-path="M 0 0 L 21600 0 21600 21600 0 21600 0 0 Z N"/>
        </draw:custom-shape>
        <draw:custom-shape draw:style-name="gr11" draw:text-style-name="P5" xml:id="id32" draw:id="id32" draw:layer="layout" svg:width="1.27cm" svg:height="1.27cm" svg:x="32.75cm" svg:y="42.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6" draw:layer="layout" draw:type="line" svg:x1="33.385cm" svg:y1="42.91cm" svg:x2="33.385cm" svg:y2="34.02cm" draw:start-shape="id32" draw:start-glue-point="4" draw:end-shape="id23" draw:end-glue-point="8" svg:d="M33385 42910v-8890" svg:viewBox="0 0 1 8891">
          <text:p/>
        </draw:connector>
        <draw:custom-shape draw:style-name="gr17" draw:text-style-name="P8" draw:layer="layout" svg:width="6.096cm" svg:height="1.016cm" svg:x="41.607cm" svg:y="37.957cm">
          <text:p text:style-name="P2">1.0.0-beta.1</text:p>
          <draw:enhanced-geometry svg:viewBox="0 0 21600 21600" draw:mirror-horizontal="true" draw:text-areas="0 0 21600 21600" draw:type="chevron" draw:modifiers="19577.103493521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8" draw:text-style-name="P9" draw:layer="layout" svg:width="6.096cm" svg:height="1.016cm" svg:x="47.322cm" svg:y="37.957cm">
          <text:p text:style-name="P2">1.0.0</text:p>
          <draw:enhanced-geometry svg:viewBox="0 0 21600 21600" draw:mirror-horizontal="true" draw:text-areas="0 0 21600 21600" draw:type="chevron" draw:modifiers="19577.103493521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14" draw:text-style-name="P6" draw:layer="layout" draw:type="curve" svg:x1="40.083cm" svg:y1="38.465cm" svg:x2="34.02cm" svg:y2="43.545cm" draw:start-shape="id27" draw:start-glue-point="6" draw:end-shape="id32" draw:end-glue-point="10" svg:d="M40083 38465c-4546 0-1515 5080-6063 5080" svg:viewBox="0 0 6064 5081">
          <text:p/>
        </draw:connector>
        <draw:custom-shape draw:style-name="gr9" draw:text-style-name="P4" draw:layer="layout" svg:width="4.826cm" svg:height="1.016cm" svg:x="13.319cm" svg:y="35.417cm">
          <text:p text:style-name="P2"><text:span text:style-name="T1">dev/feature/b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xml:id="id33" draw:id="id33" draw:layer="layout" svg:width="1.27cm" svg:height="1.27cm" svg:x="14.97cm" svg:y="37.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34" draw:id="id34" draw:layer="layout" svg:width="1.27cm" svg:height="1.27cm" svg:x="14.97cm" svg:y="40.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6" draw:layer="layout" draw:type="line" svg:x1="15.605cm" svg:y1="39.1cm" svg:x2="15.605cm" svg:y2="40.37cm" draw:start-shape="id33" draw:start-glue-point="8" draw:end-shape="id34" draw:end-glue-point="4" svg:d="M15605 39100v1270" svg:viewBox="0 0 1 1271">
          <text:p/>
        </draw:connector>
        <draw:custom-shape draw:style-name="gr11" draw:text-style-name="P5" xml:id="id35" draw:id="id35" draw:layer="layout" svg:width="1.27cm" svg:height="1.27cm" svg:x="14.97cm" svg:y="46.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36" draw:id="id36" draw:layer="layout" svg:width="1.27cm" svg:height="1.27cm" svg:x="14.97cm" svg:y="5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6" draw:layer="layout" draw:type="line" svg:x1="15.605cm" svg:y1="47.99cm" svg:x2="15.605cm" svg:y2="51.8cm" draw:start-shape="id35" draw:start-glue-point="8" draw:end-shape="id36" draw:end-glue-point="4" svg:d="M15605 47990v3810" svg:viewBox="0 0 1 3811">
          <text:p/>
        </draw:connector>
        <draw:connector draw:style-name="gr13" draw:text-style-name="P6" draw:layer="layout" draw:type="line" svg:x1="15.605cm" svg:y1="41.64cm" svg:x2="15.605cm" svg:y2="46.72cm" draw:start-shape="id34" draw:start-glue-point="8" draw:end-shape="id35" draw:end-glue-point="4" svg:d="M15605 41640v5080" svg:viewBox="0 0 1 5081">
          <text:p/>
        </draw:connector>
        <draw:custom-shape draw:style-name="gr12" draw:text-style-name="P2" xml:id="id37" draw:id="id37" draw:layer="layout" svg:width="1.27cm" svg:height="1.27cm" svg:x="8.62cm" svg:y="35.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38" draw:id="id38" draw:layer="layout" svg:width="1.27cm" svg:height="1.27cm" svg:x="8.62cm" svg:y="45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6" draw:layer="layout" draw:type="line" svg:x1="9.255cm" svg:y1="36.56cm" svg:x2="9.255cm" svg:y2="45.45cm" draw:start-shape="id37" draw:start-glue-point="8" draw:end-shape="id38" draw:end-glue-point="4" svg:d="M9255 36560v8890" svg:viewBox="0 0 1 8891">
          <text:p/>
        </draw:connector>
        <draw:custom-shape draw:style-name="gr12" draw:text-style-name="P2" xml:id="id39" draw:id="id39" draw:layer="layout" svg:width="1.27cm" svg:height="1.27cm" svg:x="8.62cm" svg:y="47.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6" draw:layer="layout" draw:type="line" svg:x1="9.255cm" svg:y1="46.72cm" svg:x2="9.255cm" svg:y2="47.99cm" draw:start-shape="id38" draw:start-glue-point="8" draw:end-shape="id39" draw:end-glue-point="4" svg:d="M9255 46720v1270" svg:viewBox="0 0 1 1271">
          <text:p/>
        </draw:connector>
        <draw:custom-shape draw:style-name="gr11" draw:text-style-name="P5" xml:id="id40" draw:id="id40" draw:layer="layout" svg:width="1.27cm" svg:height="1.27cm" svg:x="8.62cm" svg:y="35.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41" draw:id="id41" draw:layer="layout" svg:width="1.27cm" svg:height="1.27cm" svg:x="8.62cm" svg:y="45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6" draw:layer="layout" draw:type="line" svg:x1="9.255cm" svg:y1="36.56cm" svg:x2="9.255cm" svg:y2="45.45cm" draw:start-shape="id40" draw:start-glue-point="8" draw:end-shape="id41" draw:end-glue-point="4" svg:d="M9255 36560v8890" svg:viewBox="0 0 1 8891">
          <text:p/>
        </draw:connector>
        <draw:custom-shape draw:style-name="gr11" draw:text-style-name="P5" xml:id="id45" draw:id="id45" draw:layer="layout" svg:width="1.27cm" svg:height="1.27cm" svg:x="8.62cm" svg:y="47.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draw:layer="layout" svg:width="6.096cm" svg:height="1.016cm" svg:x="6.207cm" svg:y="32.877cm">
          <text:p text:style-name="P2"><text:span text:style-name="T1">dev/feature/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xml:id="id42" draw:id="id42" draw:layer="layout" svg:width="1.27cm" svg:height="1.27cm" svg:x="23.86cm" svg:y="42.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43" draw:id="id43" draw:layer="layout" svg:width="1.27cm" svg:height="1.27cm" svg:x="23.86cm" svg:y="50.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6" draw:layer="layout" draw:type="line" svg:x1="24.495cm" svg:y1="44.18cm" svg:x2="24.495cm" svg:y2="50.53cm" draw:start-shape="id42" draw:start-glue-point="8" draw:end-shape="id43" draw:end-glue-point="4" svg:d="M24495 44180v6350" svg:viewBox="0 0 1 6351">
          <text:p/>
        </draw:connector>
        <draw:custom-shape draw:style-name="gr11" draw:text-style-name="P5" xml:id="id44" draw:id="id44" draw:layer="layout" svg:width="1.27cm" svg:height="1.27cm" svg:x="23.86cm" svg:y="54.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6" draw:layer="layout" draw:type="line" svg:x1="24.495cm" svg:y1="51.8cm" svg:x2="24.495cm" svg:y2="54.34cm" draw:start-shape="id43" draw:start-glue-point="8" draw:end-shape="id44" draw:end-glue-point="4" svg:d="M24495 51800v2540" svg:viewBox="0 0 1 2541">
          <text:p/>
        </draw:connector>
        <draw:connector draw:style-name="gr14" draw:text-style-name="P6" draw:layer="layout" draw:type="curve" svg:x1="32.936cm" svg:y1="33.834cm" svg:x2="9.255cm" svg:y2="35.29cm" draw:start-shape="id23" draw:start-glue-point="7" draw:end-shape="id40" draw:end-glue-point="4" svg:d="M32936 33834c0 1231-23681 504-23681 1456" svg:viewBox="0 0 23682 1457">
          <text:p/>
        </draw:connector>
        <draw:connector draw:style-name="gr14" draw:text-style-name="P6" draw:layer="layout" draw:type="curve" svg:x1="32.936cm" svg:y1="33.834cm" svg:x2="15.605cm" svg:y2="37.83cm" draw:start-shape="id23" draw:start-glue-point="7" draw:end-shape="id33" draw:end-glue-point="4" svg:d="M32936 33834c0 3136-17331 1139-17331 3996" svg:viewBox="0 0 17332 3997">
          <text:p/>
        </draw:connector>
        <draw:connector draw:style-name="gr14" draw:text-style-name="P6" draw:layer="layout" draw:type="curve" svg:x1="32.936cm" svg:y1="33.834cm" svg:x2="24.495cm" svg:y2="42.91cm" draw:start-shape="id23" draw:start-glue-point="7" draw:end-shape="id42" draw:end-glue-point="4" svg:d="M32936 33834c0 6946-8441 2409-8441 9076" svg:viewBox="0 0 8442 9077">
          <text:p/>
        </draw:connector>
        <draw:custom-shape draw:style-name="gr9" draw:text-style-name="P4" draw:layer="layout" svg:width="4.826cm" svg:height="1.016cm" svg:x="22.209cm" svg:y="40.497cm">
          <text:p text:style-name="P2"><text:span text:style-name="T1">dev/integration/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6" draw:layer="layout" draw:type="curve" svg:x1="16.24cm" svg:y1="41.005cm" svg:x2="23.86cm" svg:y2="43.545cm" draw:start-shape="id34" draw:start-glue-point="10" draw:end-shape="id42" draw:end-glue-point="6" svg:d="M16240 41005c5715 0 1905 2540 7620 2540" svg:viewBox="0 0 7621 2541">
          <text:p/>
        </draw:connector>
        <draw:connector draw:style-name="gr14" draw:text-style-name="P6" draw:layer="layout" draw:type="curve" svg:x1="9.255cm" svg:y1="49.26cm" svg:x2="23.86cm" svg:y2="51.165cm" draw:start-shape="id45" draw:start-glue-point="8" draw:end-shape="id43" draw:end-glue-point="6" svg:d="M9255 49260c0 1270 4868 1905 14605 1905" svg:viewBox="0 0 14606 1906">
          <text:p/>
        </draw:connector>
        <draw:connector draw:style-name="gr14" draw:text-style-name="P6" draw:layer="layout" draw:type="curve" svg:x1="23.86cm" svg:y1="43.545cm" svg:x2="9.89cm" svg:y2="46.085cm" draw:start-shape="id42" draw:start-glue-point="6" draw:end-shape="id41" draw:end-glue-point="10" svg:d="M23860 43545c-10477 0-3493 2540-13970 2540" svg:viewBox="0 0 13971 2541">
          <text:p/>
        </draw:connector>
        <draw:custom-shape draw:style-name="gr11" draw:text-style-name="P5" xml:id="id46" draw:id="id46" draw:layer="layout" svg:width="1.27cm" svg:height="1.27cm" svg:x="32.75cm" svg:y="56.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6" draw:layer="layout" draw:type="curve" svg:x1="24.495cm" svg:y1="55.61cm" svg:x2="32.75cm" svg:y2="57.515cm" draw:start-shape="id44" draw:start-glue-point="8" draw:end-shape="id46" draw:end-glue-point="6" svg:d="M24495 55610c0 1270 2751 1905 8255 1905" svg:viewBox="0 0 8256 1906">
          <text:p/>
        </draw:connector>
        <draw:connector draw:style-name="gr14" draw:text-style-name="P6" draw:layer="layout" draw:type="curve" svg:x1="15.605cm" svg:y1="53.07cm" svg:x2="23.86cm" svg:y2="54.975cm" draw:start-shape="id36" draw:start-glue-point="8" draw:end-shape="id44" draw:end-glue-point="6" svg:d="M15605 53070c0 1270 2751 1905 8255 1905" svg:viewBox="0 0 8256 1906">
          <text:p/>
        </draw:connector>
        <draw:connector draw:style-name="gr13" draw:text-style-name="P6" draw:layer="layout" draw:type="line" svg:x1="33.385cm" svg:y1="56.88cm" svg:x2="33.385cm" svg:y2="44.18cm" draw:start-shape="id46" draw:start-glue-point="4" draw:end-shape="id32" draw:end-glue-point="8" svg:d="M33385 56880v-12700" svg:viewBox="0 0 1 12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="solid" draw:fill-color="#ffffff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9T10:22:26.735043844</meta:creation-date>
    <dc:date>2019-09-19T15:22:23.826904609</dc:date>
    <meta:editing-duration>PT4H51M44S</meta:editing-duration>
    <meta:editing-cycles>117</meta:editing-cycles>
    <meta:generator>LibreOffice/6.2.7.1$Linux_X86_64 LibreOffice_project/20$Build-1</meta:generator>
    <meta:document-statistic meta:object-count="127"/>
  </office:meta>
</office:document-meta>
</file>